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/>
    <style:font-face style:name="Calibri" svg:font-family="Calibri" style:font-adornments="Regular" style:font-family-generic="swiss"/>
    <style:font-face style:name="DejaVu Sans1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5.65cm" fo:min-width="5.5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4.267cm"/>
    </style:style>
    <style:style style:name="gr6" style:family="graphic" style:parent-style-name="standard">
      <style:graphic-properties draw:stroke="none" draw:fill="none" fo:min-height="1.003cm"/>
    </style:style>
    <style:style style:name="gr7" style:family="graphic" style:parent-style-name="standard">
      <style:graphic-properties draw:stroke="none" draw:fill="none" fo:min-height="1.828cm"/>
    </style:style>
    <style:style style:name="gr8" style:family="graphic" style:parent-style-name="standard">
      <style:graphic-properties svg:stroke-width="0.05cm" svg:stroke-color="#999999" draw:marker-start="Arrow" draw:marker-start-width="0.455cm" draw:marker-end="Arrow" draw:marker-end-width="0.4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3300" style:font-name="Calibri" fo:font-size="20pt"/>
    </style:style>
    <style:style style:name="P3" style:family="paragraph">
      <loext:graphic-properties draw:fill="none" draw:fill-color="#ffffff"/>
      <style:text-properties fo:color="#ff3300" style:font-name="Calibri" fo:font-size="20pt"/>
    </style:style>
    <style:style style:name="P4" style:family="paragraph">
      <style:text-properties fo:color="#0000ff" style:font-name="Calibri" fo:font-size="20pt"/>
    </style:style>
    <style:style style:name="P5" style:family="paragraph">
      <loext:graphic-properties draw:fill="none"/>
      <style:text-properties fo:color="#0000ff" style:font-name="Calibri" fo:font-size="20pt"/>
    </style:style>
    <style:style style:name="P6" style:family="paragraph">
      <style:paragraph-properties fo:text-align="center"/>
    </style:style>
    <style:style style:name="P7" style:family="paragraph">
      <style:text-properties fo:color="#999999" style:font-name="Calibri" fo:font-size="20pt"/>
    </style:style>
    <style:style style:name="P8" style:family="paragraph">
      <loext:graphic-properties draw:fill="none" draw:fill-color="#ffffff"/>
      <style:text-properties fo:color="#999999" style:font-name="Calibri" fo:font-size="20pt"/>
    </style:style>
    <style:style style:name="T1" style:family="text">
      <style:text-properties fo:color="#ff3300" style:font-name="Calibri" fo:font-size="20pt"/>
    </style:style>
    <style:style style:name="T2" style:family="text">
      <style:text-properties fo:color="#ff3300" style:text-position="sub 58%" style:font-name="Calibri" fo:font-size="20pt"/>
    </style:style>
    <style:style style:name="T3" style:family="text">
      <style:text-properties fo:color="#ff3300" style:text-position="super 58%" style:font-name="Calibri" fo:font-size="20pt" style:font-size-asian="18pt" style:font-size-complex="18pt"/>
    </style:style>
    <style:style style:name="T4" style:family="text">
      <style:text-properties fo:color="#0000ff" style:font-name="DejaVu Sans1" fo:font-size="20pt" style:font-name-asian="DejaVu Sans1" style:font-name-complex="DejaVu Sans1"/>
    </style:style>
    <style:style style:name="T5" style:family="text">
      <style:text-properties fo:color="#0000ff" style:text-position="sub 58%" style:font-name="DejaVu Sans1" fo:font-size="20pt" style:font-name-asian="DejaVu Sans1" style:font-name-complex="DejaVu Sans1"/>
    </style:style>
    <style:style style:name="T6" style:family="text">
      <style:text-properties fo:color="#0000ff" style:font-name="Calibri" fo:font-size="20pt" style:font-name-asian="DejaVu Sans1" style:font-name-complex="DejaVu Sans1"/>
    </style:style>
    <style:style style:name="T7" style:family="text">
      <style:text-properties fo:color="#0000ff" style:text-position="super 58%" style:font-name="Calibri" fo:font-size="20pt" style:font-name-asian="DejaVu Sans1" style:font-name-complex="DejaVu Sans1"/>
    </style:style>
    <style:style style:name="T8" style:family="text">
      <style:text-properties fo:color="#999999" style:font-name="Calibri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cm" svg:y1="0cm" svg:x2="2.2cm" svg:y2="6.9cm">
          <text:p/>
        </draw:line>
        <draw:line draw:style-name="gr1" draw:text-style-name="P1" draw:layer="layout" svg:x1="8.2cm" svg:y1="0cm" svg:x2="8.2cm" svg:y2="6.9cm">
          <text:p/>
        </draw:line>
        <draw:line draw:style-name="gr1" draw:text-style-name="P1" draw:layer="layout" svg:x1="1.2cm" svg:y1="5.9cm" svg:x2="9.2cm" svg:y2="5.9cm">
          <text:p/>
        </draw:line>
        <draw:line draw:style-name="gr1" draw:text-style-name="P1" draw:layer="layout" svg:x1="1.2cm" svg:y1="0cm" svg:x2="8.2cm" svg:y2="0cm">
          <text:p/>
        </draw:line>
        <draw:line draw:style-name="gr2" draw:text-style-name="P1" draw:layer="layout" svg:x1="9.2cm" svg:y1="2.9cm" svg:x2="2.2cm" svg:y2="2.9cm">
          <text:p/>
        </draw:line>
        <draw:custom-shape draw:style-name="gr3" draw:text-style-name="P1" draw:layer="layout" svg:width="6cm" svg:height="5.9cm" svg:x="2.2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2cm" svg:y1="2.1cm" svg:x2="3.2cm" svg:y2="4.3cm">
          <text:p/>
        </draw:line>
        <draw:frame draw:style-name="gr5" draw:text-style-name="P3" draw:layer="layout" svg:width="6.1cm" svg:height="4.517cm" svg:x="3.5cm" svg:y="2.9cm">
          <draw:text-box>
            <text:p text:style-name="P2"><text:span text:style-name="T1">g</text:span><text:span text:style-name="T2">0</text:span><text:span text:style-name="T1">=-9,81 [ms</text:span><text:span text:style-name="T3">-2</text:span><text:span text:style-name="T1">]</text:span></text:p>
          </draw:text-box>
        </draw:frame>
        <draw:frame draw:style-name="gr6" draw:text-style-name="P5" draw:layer="layout" svg:width="4.629cm" svg:height="1.298cm" svg:x="3.371cm" svg:y="0.2cm">
          <draw:text-box>
            <text:p text:style-name="P4"><text:span text:style-name="T4">ρ</text:span><text:span text:style-name="T5">1</text:span><text:span text:style-name="T6">=1 [Kgm</text:span><text:span text:style-name="T7">-3</text:span><text:span text:style-name="T6">] <text:s/></text:span></text:p>
          </draw:text-box>
        </draw:frame>
        <draw:frame draw:style-name="gr7" draw:text-style-name="P5" draw:layer="layout" svg:width="5.4cm" svg:height="2.078cm" svg:x="2.7cm" svg:y="4.5cm">
          <draw:text-box>
            <text:p text:style-name="P4"><text:span text:style-name="T4">ρ</text:span><text:span text:style-name="T5">2</text:span><text:span text:style-name="T6">=1000 [Kgm</text:span><text:span text:style-name="T7">-3</text:span><text:span text:style-name="T6">] <text:s/></text:span></text:p>
          </draw:text-box>
        </draw:frame>
        <draw:line draw:style-name="gr8" draw:text-style-name="P6" draw:layer="layout" svg:x1="8.6cm" svg:y1="2.9cm" svg:x2="8.6cm" svg:y2="5.9cm">
          <text:p/>
        </draw:line>
        <draw:line draw:style-name="gr8" draw:text-style-name="P6" draw:layer="layout" svg:x1="1.8cm" svg:y1="0cm" svg:x2="1.8cm" svg:y2="5.9cm">
          <text:p/>
        </draw:line>
        <draw:line draw:style-name="gr8" draw:text-style-name="P6" draw:layer="layout" svg:x1="2.2cm" svg:y1="6.3cm" svg:x2="8.2cm" svg:y2="6.3cm">
          <text:p/>
        </draw:line>
        <draw:frame draw:style-name="gr9" draw:text-style-name="P8" draw:layer="layout" svg:width="2.8cm" svg:height="1cm" svg:x="8.7cm" svg:y="4cm">
          <draw:text-box>
            <text:p text:style-name="P7"><text:span text:style-name="T8">0.5 [m]</text:span></text:p>
          </draw:text-box>
        </draw:frame>
        <draw:frame draw:style-name="gr9" draw:text-style-name="P8" draw:layer="layout" svg:width="2.8cm" svg:height="1cm" svg:x="4.2cm" svg:y="6.4cm">
          <draw:text-box>
            <text:p text:style-name="P7"><text:span text:style-name="T8">1 [m]</text:span></text:p>
          </draw:text-box>
        </draw:frame>
        <draw:frame draw:style-name="gr9" draw:text-style-name="P8" draw:layer="layout" svg:width="2.8cm" svg:height="1cm" svg:x="-0.2cm" svg:y="2.6cm">
          <draw:text-box>
            <text:p text:style-name="P7"><text:span text:style-name="T8">1 [m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/>
    <style:font-face style:name="Calibri" svg:font-family="Calibri" style:font-adornments="Regular" style:font-family-generic="swiss"/>
    <style:font-face style:name="DejaVu Sans1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2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13:47:39.699097173</meta:creation-date>
    <dc:date>2020-06-01T14:08:08.569234531</dc:date>
    <meta:editing-duration>PT10M17S</meta:editing-duration>
    <meta:editing-cycles>2</meta:editing-cycles>
    <meta:generator>LibreOffice/5.2.7.2$Linux_X86_64 LibreOffice_project/20m0$Build-2</meta:generator>
    <meta:document-statistic meta:object-count="16"/>
  </office:meta>
</office:document-meta>
</file>